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mesApplicationContext.newJames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ApplicationContext.newJamesApplicationContext( Resource containerConfigurationResource , Resource applicationConfigur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mesApplicationContext.JamesApplicationContext( ApplicationContext parent , Resource containerConfigurationResource , Resource applicationConfiguration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ApplicationContext.ge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mesApplicationContext.getResource( String fileUR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mesApplicationContext.newJamesApplicationContext( String containerConf , String application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